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20:01:38.416725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30T21:40:53.769180396</dc:date>
    <meta:editing-duration>P6DT15H1M17S</meta:editing-duration>
    <meta:editing-cycles>2329</meta:editing-cycles>
    <meta:generator>LibreOffice/4.2.6.3$Linux_X86_64 LibreOffice_project/420m0$Build-3</meta:generator>
    <meta:document-statistic meta:table-count="13" meta:cell-count="5698" meta:object-count="0"/>
  </office:meta>
</office:document-meta>
</file>